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letter-spacing="normal" fo:font-style="normal" fo:font-weight="normal" officeooo:paragraph-rsid="00321ad5"/>
    </style:style>
    <style:style style:name="P33" style:family="paragraph" style:parent-style-name="Text_20_body">
      <style:text-properties fo:font-variant="normal" fo:text-transform="none" style:font-name="Lato" fo:font-size="12pt" fo:font-style="normal" fo:font-weight="normal" officeooo:paragraph-rsid="0029a961"/>
    </style:style>
    <style:style style:name="P34" style:family="paragraph" style:parent-style-name="Text_20_body">
      <style:text-properties fo:font-variant="normal" fo:text-transform="none" fo:letter-spacing="normal"/>
    </style:style>
    <style:style style:name="P3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style:font-size-asian="12pt" style:font-size-complex="12pt"/>
    </style:style>
    <style:style style:name="P3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38"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39" style:family="paragraph" style:parent-style-name="Text_20_body">
      <style:text-properties style:font-name="DejaVu Sans" fo:font-size="12pt" style:font-size-asian="12pt" style:font-size-complex="12pt"/>
    </style:style>
    <style:style style:name="P40" style:family="paragraph" style:parent-style-name="Text_20_body">
      <style:text-properties style:font-name="DejaVu Sans" fo:font-size="12pt" officeooo:rsid="000fb686" officeooo:paragraph-rsid="00133952" style:font-size-asian="12pt" style:font-size-complex="12pt"/>
    </style:style>
    <style:style style:name="P41" style:family="paragraph" style:parent-style-name="Standard">
      <style:text-properties style:font-name="DejaVu Sans" fo:font-size="12pt" officeooo:rsid="000fb686" officeooo:paragraph-rsid="00133952" style:font-size-asian="12pt" style:font-size-complex="12pt"/>
    </style:style>
    <style:style style:name="P42" style:family="paragraph" style:parent-style-name="Text_20_body">
      <style:text-properties style:font-name="DejaVu Sans" fo:font-size="12pt" officeooo:paragraph-rsid="00133952" style:font-size-asian="12pt" style:font-size-complex="12pt"/>
    </style:style>
    <style:style style:name="P43" style:family="paragraph" style:parent-style-name="Text_20_body">
      <style:text-properties style:font-name="DejaVu Sans" fo:font-size="12pt" officeooo:paragraph-rsid="001f6f63" style:font-size-asian="12pt" style:font-size-complex="12pt"/>
    </style:style>
    <style:style style:name="P44"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45"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6"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47"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8" style:family="paragraph" style:parent-style-name="Text_20_body">
      <style:text-properties style:font-name="DejaVu Sans" fo:font-size="12pt" officeooo:paragraph-rsid="0033ec7f" style:font-size-asian="12pt" style:font-size-complex="12pt"/>
    </style:style>
    <style:style style:name="P49" style:family="paragraph" style:parent-style-name="Heading_20_3">
      <style:text-properties style:font-name="DejaVu Sans" fo:font-size="12pt" fo:font-weight="normal" style:font-size-asian="12pt" style:font-size-complex="12pt"/>
    </style:style>
    <style:style style:name="P50"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1"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2" style:family="paragraph" style:parent-style-name="Text_20_body">
      <style:text-properties style:font-name="inherit" fo:font-size="12pt" officeooo:paragraph-rsid="0011d4c1" style:font-size-asian="12pt" style:font-size-complex="12pt"/>
    </style:style>
    <style:style style:name="P53" style:family="paragraph" style:parent-style-name="Text_20_body">
      <style:text-properties officeooo:paragraph-rsid="00133952"/>
    </style:style>
    <style:style style:name="P54" style:family="paragraph" style:parent-style-name="Text_20_body">
      <style:paragraph-properties fo:margin-top="0cm" fo:margin-bottom="0cm" style:contextual-spacing="false" fo:text-align="center" style:justify-single-word="false"/>
    </style:style>
    <style:style style:name="P55" style:family="paragraph" style:parent-style-name="Standard">
      <style:paragraph-properties fo:margin-left="0cm" fo:margin-right="0cm" fo:orphans="2" fo:widows="2" fo:text-indent="0cm" style:auto-text-indent="false" fo:break-before="page"/>
      <style:text-properties officeooo:paragraph-rsid="002bcdcb"/>
    </style:style>
    <style:style style:name="P56" style:family="paragraph" style:parent-style-name="Standard">
      <style:paragraph-properties fo:margin-left="0cm" fo:margin-right="0cm" fo:orphans="2" fo:widows="2" fo:text-indent="0cm" style:auto-text-indent="false"/>
      <style:text-properties officeooo:paragraph-rsid="002bcdcb"/>
    </style:style>
    <style:style style:name="P57" style:family="paragraph" style:parent-style-name="Text_20_body">
      <style:text-properties officeooo:paragraph-rsid="00216438"/>
    </style:style>
    <style:style style:name="P58"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9" style:family="paragraph" style:parent-style-name="Text_20_body">
      <style:text-properties style:font-name="DejaVu Sans" fo:font-size="12pt" style:font-size-asian="12pt" style:font-size-complex="12pt"/>
    </style:style>
    <style:style style:name="P60" style:family="paragraph" style:parent-style-name="Text_20_body">
      <style:text-properties style:font-name="DejaVu Sans" fo:font-size="12pt" fo:font-weight="bold" officeooo:rsid="003e02e8" officeooo:paragraph-rsid="003e02e8" style:font-size-asian="12pt" style:font-weight-asian="bold" style:font-size-complex="12pt" style:font-weight-complex="bold"/>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6"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7"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style:font-weight-complex="normal"/>
    </style:style>
    <style:style style:name="T13" style:family="text">
      <style:text-properties officeooo:rsid="001272cb"/>
    </style:style>
    <style:style style:name="T14" style:family="text">
      <style:text-properties style:font-name="DejaVu Sans"/>
    </style:style>
    <style:style style:name="T15" style:family="text">
      <style:text-properties style:font-name="DejaVu Sans" fo:font-size="12pt" style:font-size-asian="12pt" style:font-size-complex="12pt"/>
    </style:style>
    <style:style style:name="T16" style:family="text">
      <style:text-properties style:font-name="DejaVu Sans" fo:font-size="12pt" officeooo:rsid="001ec95a" style:font-size-asian="12pt" style:font-size-complex="12pt"/>
    </style:style>
    <style:style style:name="T17" style:family="text">
      <style:text-properties style:font-name="DejaVu Sans" officeooo:rsid="0011c3f7"/>
    </style:style>
    <style:style style:name="T18" style:family="text">
      <style:text-properties officeooo:rsid="00199f3b"/>
    </style:style>
    <style:style style:name="T19" style:family="text">
      <style:text-properties officeooo:rsid="001ec95a"/>
    </style:style>
    <style:style style:name="T20" style:family="text">
      <style:text-properties officeooo:rsid="001f6f63"/>
    </style:style>
    <style:style style:name="T21" style:family="text">
      <style:text-properties officeooo:rsid="00247785"/>
    </style:style>
    <style:style style:name="T22"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3" style:family="text">
      <style:text-properties fo:letter-spacing="normal"/>
    </style:style>
    <style:style style:name="T24" style:family="text">
      <style:text-properties officeooo:rsid="0033ba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2">I was dissolv<text:span text:style-name="T24">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4"><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2"><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4">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4"><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3"><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3"><text:span text:style-name="T23">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2"><text:line-break/></text:span></text:p>
      <text:p text:style-name="P9"/>
      <text:p text:style-name="P21">Personalities</text:p>
      <text:p text:style-name="P33"><text:span text:style-name="T22"><text:line-break/></text:span><text:a xlink:type="simple" xlink:href="https://workdrive.zoho.com/file/pleth6a3ef47cc67c460d97405f051294dfdd" text:style-name="Internet_20_link" text:visited-style-name="Visited_20_Internet_20_Link">When I was arrested in India</text:a><text:span text:style-name="T22">,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2">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2">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2">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2">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2">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1">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8">n acharya </text:span>dressed in orange so many people doubt the good intentions of all <text:span text:style-name="T18">acharyas</text:span>.    </text:p>
      <text:p text:style-name="P6"/>
      <text:p text:style-name="P6"><text:span text:style-name="T18">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51">Form And Formless</text:p>
      <text:p text:style-name="P41"/>
      <text:p text:style-name="P40">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2">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19">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3"><text:span text:style-name="T15">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5">the Bay Area and said his friend G. was the first hippie to ever exist.  It was 1964 and this man grew his hair out and started a gardening company called "Flower Power" with a </text:span><text:span text:style-name="T16">V</text:span><text:span text:style-name="T15">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5">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5"><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5">quixotic narco slayer.</text:span></text:a><text:span text:style-name="T15"><text:line-break/> </text:span></text:p>
      <text:p text:style-name="P42">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7"><draw:a xlink:type="simple" xlink:href="https://www.blogger.com/#"><draw:frame draw:style-name="fr1" draw:name="Imagen4" text:anchor-type="as-char" svg:width="6.749cm" svg:height="7.969cm" draw:z-index="4"><draw:image xlink:href="Pictures/100000000000010F0000014076EA2917A1DEA24F.jpg" xlink:type="simple" xlink:show="embed" xlink:actuate="onLoad" draw:mime-type="image/jpeg"/></draw:frame></draw:a></text:p>
      <text:p text:style-name="P27"><text:line-break/></text:p>
      <text:p text:style-name="P28"><text:span text:style-name="T10">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7">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0">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5"><text:bookmark text:name="2et92p0"/><text:span text:style-name="T5">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6"><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8">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5"/>
      <text:p text:style-name="P37"/>
      <text:p text:style-name="P15"><text:span text:style-name="T9">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2">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3"><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3">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6"><text:span text:style-name="T6">“</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8"/>
        <text:p text:style-name="P50">Aghora <text:span text:style-name="T1">Tantra</text:span></text:p>
        <text:p text:style-name="P49">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5">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4"><text:line-break/>  </text:p>
        <text:p text:style-name="P46"><draw:a xlink:type="simple" xlink:href="https://draft.blogger.com/#"><draw:frame draw:style-name="fr1" draw:name="Imagen1" text:anchor-type="as-char" svg:width="5.479cm" svg:height="7.969cm" draw:z-index="0"><draw:image xlink:href="Pictures/10000000000000DC00000140536E6FA98007E3F7.jpg" xlink:type="simple" xlink:show="embed" xlink:actuate="onLoad" draw:mime-type="image/jpeg"/></draw:frame></draw:a></text:p>
        <text:p text:style-name="P39"/>
        <text:p text:style-name="P39">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ould come for me and try to persuade me to come to their ranch where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ext:p>
        <text:p text:style-name="P39">The intense genocide started around 2012. The narcos left bodies strewn about across the valley. <text:s/>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9">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text:p>
        <text:p text:style-name="P39">There were certain rules to be followed but victory was certain. It was said that I would be all alone but accompanied by my spiritual ancestors, who would help me in the fight.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9">Just before this affair with the narcos I had a conversation with an old yogi about microvita and occult power. He is considered an expert on the topic. <text:s/>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text:soft-page-break/>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8">A week later, the drama with the narco assassins started. Things were going well; no fear nor anger, nor even aggression stirring in my soul, even though they had me surrounded and I already knew of their intentions. They fired their guns off at night and later I heard a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48">At that time an old friend writes to me and implores me to forgive "CobraKiller" Shamitananda. I asked if this monk, Shamitananda,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9">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whose skull I almost cracked with my bamboo flute looked just like that old mobster friend of CobraKiller, Krsnananda. <text:s/>I liked the projection and <text:soft-page-break/>knew it really wasn’t my projection at all, but a template given by the cosmic mind; a convenient way to “kill 2 birds with 1 stone,” so to speak.</text:p>
        <text:p text:style-name="P39">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9">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9">Another very interesting synchronicity in my Ananda Marga-Narco drama is that I discovered that an Ananda Marga monk, Cirananda “Headkicker” is closely tied to the narco politician who is responsible for this terror in our area. Besides kicking other monks in the head he publicly threatens not just me but his neighbors with his connections to this narco politician. He tells his enemies that he is in well with the governor of Nuevo Leon, "El Bronco" Jaime Rodriguez. <text:s/>Before becoming governor and a presidential candidate he was the local mayor when the genocide was most intense and it was also at that time that Headkicker connected with him. Rodriguez is currently under investigation by the FBI for accepting narco money in his previous campaigns. With Cirananda Headkicker entering the scene, my “projection” against the dark tantrics turned out not just to be symbolic, but factual as well. This is even more reason to boycott the Ananda Marga monastics of North America. I don’t claim that Headkicker is part of the genocide, but that he is ambitious and uses the wrong people to make alliances with. <text:s text:c="3"/></text:p>
        <text:p text:style-name="P60">Padmasambhava</text:p>
        <text:p text:style-name="P39">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2"><text:a xlink:type="simple" xlink:href="https://draft.blogger.com/#" text:style-name="Internet_20_link" text:visited-style-name="Visited_20_Internet_20_Link"><text:span text:style-name="T14">Listen to "Padmasambhava"</text:span></text:a></text:p>
        <text:p text:style-name="P39">“Om Ah Hum Vajra Guru Padme Siddhi Hum.” This is the classic mantra of Padmasambhava, a great yogi from India who brought Tantric Buddhism to Tibet. <text:soft-page-break/>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9"><text:line-break/><draw:a xlink:type="simple" xlink:href="https://draft.blogger.com/#"><draw:frame draw:style-name="fr1" draw:name="Imagen2" text:anchor-type="as-char" svg:width="6.052cm" svg:height="7.969cm" draw:z-index="1"><draw:image xlink:href="Pictures/10000000000000F3000001401376416C10731297.jpg" xlink:type="simple" xlink:show="embed" xlink:actuate="onLoad" draw:mime-type="image/jpeg"/></draw:frame></draw:a></text:p>
        <text:p text:style-name="P39"> <text:line-break/><text:span text:style-name="T11">The Vajra flows both upward and downward. Vajra controls Ida and Pingula. Digesting good as well as evil, only those who become completely still inside the Shushumna may wield its power.</text:span></text:p>
        <text:p text:style-name="P39">“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text:soft-page-break/>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9">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9">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9">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39">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9">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ext:soft-page-break/>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9">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9">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39">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9">A true aghori of the light neither seeks or practices any of this, yet has darkness <text:soft-page-break/>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9">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9"/>
        <text:p text:style-name="P45"/>
        <text:p text:style-name="P39"/>
        <text:p text:style-name="P57"><text:a xlink:type="simple" xlink:href="mailto: enckwilliam@protonmail.com?subject=Subscribe" text:style-name="Internet_20_link" text:visited-style-name="Visited_20_Internet_20_Link"><text:span text:style-name="T17"/></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12T15:02:34.721333099</dc:date>
    <meta:editing-duration>PT2H5M30S</meta:editing-duration>
    <meta:editing-cycles>42</meta:editing-cycles>
    <meta:document-statistic meta:table-count="0" meta:image-count="5" meta:object-count="0" meta:page-count="79" meta:paragraph-count="144" meta:word-count="35203" meta:character-count="203360" meta:non-whitespace-character-count="167888"/>
  </office:meta>
</office:document-meta>
</file>